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3b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C. Ezekie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1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Cincinnati</text:p>
      <text:p text:style-name="P2">State<text:tab/><text:tab/><text:tab/><text:tab/><text:tab/><text:tab/>OH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<text:tab/>rk<text:tab/><text:tab/><text:tab/><text:tab/><text:tab/>Y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Envelope]</text:p>
      <text:p text:style-name="P5">Rev'd S. Morais/</text:p>
      <text:p text:style-name="P5">546 N. 5th st/</text:p>
      <text:p text:style-name="P5"><text:tab/>Philadelphia/</text:p>
      <text:p text:style-name="P5"><text:tab/><text:tab/>P<text:span text:style-name="T2">a</text:span><text:span text:style-name="T3">/</text:span></text:p>
      <text:p text:style-name="P5"><text:span text:style-name="T3"/></text:p>
      <text:p text:style-name="P5"><text:span text:style-name="T3">[Note: The following is written up the left side of the envelope.]</text:span></text:p>
      <text:p text:style-name="P5"><text:span text:style-name="T3">H. C. Ezekiel. <text:s/>Cincinnati/</text:span></text:p>
      <text:p text:style-name="P5"><text:span text:style-name="T3"/></text:p>
      <text:p text:style-name="P5"><text:span text:style-name="T3">[Page 1]</text:span></text:p>
      <text:p text:style-name="P6"><text:span text:style-name="T3">Cincinnati Aug 21</text:span><text:span text:style-name="T4">st</text:span><text:span text:style-name="T5"> 1892/</text:span></text:p>
      <text:p text:style-name="P5"><text:span text:style-name="T5">My dear Mr Morais./</text:span></text:p>
      <text:p text:style-name="P5"><text:span text:style-name="T5"><text:tab/>Reverend sir!/</text:span></text:p>
      <text:p text:style-name="P5"><text:span text:style-name="T5"><text:tab/><text:tab/>I received/ this morning the copy of "La Tribuna"/ enclosed in the "Exponent." <text:s/>The/ </text:span><text:soft-page-break/><text:span text:style-name="T5">translation is beautifully done./ <text:s/>I cannot imagine that it would/ read any better in your own/ native language. <text:s/>My brother/ will surely be pleased and thank/ful too, as I am, for this addition/ to your many kind offices which/ have tended to bring his words/ and so many kind tributes/ to them before our own people./ <text:s/>Please accept my thanks for/ the continuance of your kindness,/ and for your promptness in at-/tending to my commission which/ I trust I will have the opportunity/ some day of reciprocating. <text:s/>With/ kind regards for you &amp; yours I am as/ ever Yours Truly H. C.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57:13.37</meta:creation-date>
    <meta:document-statistic meta:table-count="0" meta:image-count="0" meta:object-count="0" meta:page-count="3" meta:paragraph-count="72" meta:word-count="323" meta:character-count="2162"/>
    <dc:date>2011-12-06T12:02:30.78</dc:date>
    <dc:creator>Penn Libraries</dc:creator>
    <meta:editing-duration>PT00H05M17S</meta:editing-duration>
    <meta:editing-cycles>1</meta:editing-cycles>
    <meta:generator>OpenOffice.org/3.2$Win32 OpenOffice.org_project/320m12$Build-9483</meta:generator>
  </office:meta>
</office:document-meta>
</file>